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a18b" officeooo:paragraph-rsid="0000a18b"/>
    </style:style>
    <style:style style:name="P2" style:family="paragraph" style:parent-style-name="Standard">
      <style:paragraph-properties fo:text-align="center" style:justify-single-word="false"/>
      <style:text-properties officeooo:rsid="0000a18b" officeooo:paragraph-rsid="0000a18b"/>
    </style:style>
    <style:style style:name="P3" style:family="paragraph" style:parent-style-name="Standard">
      <style:paragraph-properties fo:text-align="start" style:justify-single-word="false"/>
      <style:text-properties officeooo:rsid="0002387d" officeooo:paragraph-rsid="0002387d"/>
    </style:style>
    <style:style style:name="P4" style:family="paragraph" style:parent-style-name="Standard">
      <style:paragraph-properties fo:text-align="center" style:justify-single-word="false"/>
      <style:text-properties officeooo:rsid="00036ea9" officeooo:paragraph-rsid="00036ea9"/>
    </style:style>
    <style:style style:name="P5" style:family="paragraph" style:parent-style-name="Standard">
      <style:paragraph-properties fo:text-align="start" style:justify-single-word="false"/>
      <style:text-properties officeooo:rsid="00036ea9" officeooo:paragraph-rsid="00036ea9"/>
    </style:style>
    <style:style style:name="P6" style:family="paragraph" style:parent-style-name="Standard">
      <style:paragraph-properties fo:text-align="start" style:justify-single-word="false"/>
      <style:text-properties officeooo:rsid="00036ea9" officeooo:paragraph-rsid="00051366"/>
    </style:style>
    <style:style style:name="P7" style:family="paragraph" style:parent-style-name="Standard">
      <style:paragraph-properties fo:text-align="center" style:justify-single-word="false"/>
      <style:text-properties officeooo:rsid="0004f3cc" officeooo:paragraph-rsid="0004f3cc"/>
    </style:style>
    <style:style style:name="P8" style:family="paragraph" style:parent-style-name="Standard">
      <style:paragraph-properties fo:text-align="start" style:justify-single-word="false"/>
      <style:text-properties officeooo:rsid="00036ea9" officeooo:paragraph-rsid="00036ea9"/>
    </style:style>
    <style:style style:name="P9" style:family="paragraph" style:parent-style-name="Standard">
      <style:paragraph-properties fo:text-align="start" style:justify-single-word="false"/>
      <style:text-properties officeooo:rsid="00036ea9" officeooo:paragraph-rsid="00089f53"/>
    </style:style>
    <style:style style:name="P10" style:family="paragraph" style:parent-style-name="Standard">
      <style:paragraph-properties fo:text-align="start" style:justify-single-word="false"/>
      <style:text-properties officeooo:rsid="00036ea9" officeooo:paragraph-rsid="00051366"/>
    </style:style>
    <style:style style:name="P11" style:family="paragraph" style:parent-style-name="Standard">
      <style:paragraph-properties fo:text-align="center" style:justify-single-word="false"/>
      <style:text-properties officeooo:rsid="0004f3cc" officeooo:paragraph-rsid="0004f3cc"/>
    </style:style>
    <style:style style:name="P12" style:family="paragraph" style:parent-style-name="Standard">
      <style:paragraph-properties fo:text-align="center" style:justify-single-word="false"/>
      <style:text-properties officeooo:rsid="000762a6" officeooo:paragraph-rsid="000762a6"/>
    </style:style>
    <style:style style:name="P13" style:family="paragraph" style:parent-style-name="Standard">
      <style:paragraph-properties fo:text-align="start" style:justify-single-word="false"/>
      <style:text-properties officeooo:rsid="000762a6" officeooo:paragraph-rsid="000762a6"/>
    </style:style>
    <style:style style:name="P14" style:family="paragraph" style:parent-style-name="Standard">
      <style:paragraph-properties fo:text-align="start" style:justify-single-word="false"/>
      <style:text-properties officeooo:rsid="00089f53" officeooo:paragraph-rsid="00089f53"/>
    </style:style>
    <style:style style:name="P15" style:family="paragraph" style:parent-style-name="Standard">
      <style:paragraph-properties fo:text-align="start" style:justify-single-word="false"/>
      <style:text-properties officeooo:rsid="000918be" officeooo:paragraph-rsid="000918be"/>
    </style:style>
    <style:style style:name="P16" style:family="paragraph" style:parent-style-name="Standard">
      <style:paragraph-properties fo:text-align="start" style:justify-single-word="false"/>
      <style:text-properties officeooo:rsid="0002387d" officeooo:paragraph-rsid="0002387d"/>
    </style:style>
    <style:style style:name="P17" style:family="paragraph" style:parent-style-name="Standard">
      <style:paragraph-properties fo:text-align="start" style:justify-single-word="false"/>
      <style:text-properties officeooo:rsid="0009b966" officeooo:paragraph-rsid="0009b966"/>
    </style:style>
    <style:style style:name="P18" style:family="paragraph" style:parent-style-name="Standard">
      <style:paragraph-properties fo:text-align="start" style:justify-single-word="false"/>
      <style:text-properties officeooo:rsid="000bd9c0" officeooo:paragraph-rsid="000bd9c0"/>
    </style:style>
    <style:style style:name="P19" style:family="paragraph" style:parent-style-name="Standard">
      <style:paragraph-properties fo:text-align="start" style:justify-single-word="false"/>
      <style:text-properties officeooo:rsid="000e8afb" officeooo:paragraph-rsid="000e8afb"/>
    </style:style>
    <style:style style:name="T1" style:family="text">
      <style:text-properties officeooo:rsid="00036ea9"/>
    </style:style>
    <style:style style:name="T2" style:family="text">
      <style:text-properties officeooo:rsid="0004f3cc"/>
    </style:style>
    <style:style style:name="T3" style:family="text">
      <style:text-properties officeooo:rsid="000762a6"/>
    </style:style>
    <style:style style:name="T4" style:family="text">
      <style:text-properties officeooo:rsid="00089f53"/>
    </style:style>
    <style:style style:name="T5" style:family="text">
      <style:text-properties officeooo:rsid="0009b966"/>
    </style:style>
    <style:style style:name="T6" style:family="text">
      <style:text-properties officeooo:rsid="0009f572"/>
    </style:style>
    <style:style style:name="T7" style:family="text">
      <style:text-properties officeooo:rsid="000bd9c0"/>
    </style:style>
    <style:style style:name="T8" style:family="text">
      <style:text-properties officeooo:rsid="000e8afb"/>
    </style:style>
    <style:style style:name="T9" style:family="text">
      <style:text-properties officeooo:rsid="0012ce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LLO Abdoul Ghadiri</text:p>
      <text:p text:style-name="P1"/>
      <text:p text:style-name="P1"/>
      <text:p text:style-name="P1"/>
      <text:p text:style-name="P2">COMPTE RENDU DE TRAVAIL</text:p>
      <text:p text:style-name="P2">ENVIRONNEMENT DE DÉVELOPPEMENT ET</text:p>
      <text:p text:style-name="P2">PROJET DE PROGRAMMATION</text:p>
      <text:p text:style-name="P2"/>
      <text:p text:style-name="P2"/>
      <text:p text:style-name="P2"><text:span text:style-name="T2">PREMIÈRE</text:span> VERSION</text:p>
      <text:p text:style-name="P2"/>
      <text:p text:style-name="P9">Travail à effectuer :</text:p>
      <text:p text:style-name="P9"><text:s/><text:span text:style-name="T4">A partir des fichiers fournis piece.h, game.h et testpiece.c on devait implementer les fichiers game.c, piece.c <text:s/>et <text:s/>testgame.c <text:s/>pour fournir un jeu rush-hour qui fonctionne.</text:span></text:p>
      <text:p text:style-name="P5"/>
      <text:p text:style-name="P5"><text:span text:style-name="T3">P</text:span>roblèmes rencontrés :</text:p>
      <text:p text:style-name="P14">j’ai eu tout d’abord des difficultés à avoir un groupe pour le projet , donc durant la premiere version j’ai <text:span text:style-name="T5">dû </text:span>travaillé tout seul jusqu’au moment où j’ai integré le groupe A1_6 . A partir de ce moment j’ai abandonné ma version pour integrer celle du groupe qui, était plus simple et mieux organiseé<text:span text:style-name="T5">(notamment sur la definition de la structure piece)</text:span>.</text:p>
      <text:p text:style-name="P5"/>
      <text:p text:style-name="P5">Solutions :</text:p>
      <text:p text:style-name="P17">l'utilisation de github pour le travail de groupe m'a permis d'avoir accès aux travaux des autres membres du groupe pour comprendre leur premiere version et en eclaircir les zônes d'ombre.</text:p>
      <text:p text:style-name="P2"/>
      <text:p text:style-name="P2"/>
      <text:p text:style-name="P2"><text:span text:style-name="T1">DEUXIÈME</text:span> VERSION</text:p>
      <text:p text:style-name="P5"><text:span text:style-name="T3">T</text:span>ravail à effectuer : </text:p>
      <text:p text:style-name="P17">gerer les caprices du client : avec des modification dans les fichiers de base fournis on doit cette fois implementer un jeu rush-hour et une autre version du jeu qui est le jeu de l’ane rouge.</text:p>
      <text:p text:style-name="P5"/>
      <text:p text:style-name="P5"/>
      <text:p text:style-name="P5"><text:span text:style-name="T3">P</text:span>roblèmes rencontrés :</text:p>
      <text:p text:style-name="P5"><text:span text:style-name="T6">Le travail a été partagé et je devais pour ma part implementer le fichier piece.c ,des problemes liés à la structure piece, base du jeu donc indispensable pour le fichier game.c ont surgit surtout sur le nombre de champs de cette structure.</text:span></text:p>
      <text:p text:style-name="P4"/>
      <text:p text:style-name="P5"><text:span text:style-name="T3">S</text:span>olutions :</text:p>
      <text:p text:style-name="P18">On s’est accordé sur le nom et le nombre de champs de la structure piece ce qui a permis de faciliter <text:s text:c="2"/>la lisibilité des codes et <text:s/>l’implementation des autres autres fichiers du proje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RELECTURE CROISÉE</text:p>
      <text:p text:style-name="P13"/>
      <text:p text:style-name="P13"><text:s/>j’ai eu à evaluer le groupe A_3 <text:s/><text:span text:style-name="T7">en voici le résumé :</text:span></text:p>
      <text:p text:style-name="P13"/>
      <text:p text:style-name="P12">Point de vue utilisateur</text:p>
      <text:p text:style-name="P12"/>
      <text:p text:style-name="P13">1-Oui l'archive est propre tous les répertoires sont disponibles (src, bin, lib, include, build).</text:p>
      <text:p text:style-name="P13">2-Oui le programme compile correctement, les exécutables et la librairie sont générés sans</text:p>
      <text:p text:style-name="P13">warnings.</text:p>
      <text:p text:style-name="P13">3-Ce n'est pas évident des difficultés pour trouver les exécutables pour une personne non initiée</text:p>
      <text:p text:style-name="P13">(dans le répertoire bin) car il n'y a pas de fichier README.TXT.</text:p>
      <text:p text:style-name="P13"/>
      <text:p text:style-name="P12">Point de vue fonctionnel</text:p>
      <text:p text:style-name="P12"/>
      <text:p text:style-name="P13">4-Oui à la fin du jeu on ne peut pas quitter ou rejouer et la réponse à la question posée nous affiche</text:p>
      <text:p text:style-name="P13">INVALID COMMAND à chaque fois et ce, quelque soit la manière de répondre (YES,Yes,yes,y ou</text:p>
      <text:p text:style-name="P13">NO,No,no,n)</text:p>
      <text:p text:style-name="P13">5-Non la Bibliothèque libgame.a de ce groupe ne peut pas remplacer la nôtre et l'inverse aussi ne</text:p>
      <text:p text:style-name="P13">marche pas car bienque la consigne défendait à tout un chacun de modifier les fichiers.h ce groupe y</text:p>
      <text:p text:style-name="P13">a défini ses structures, en plus libgame.a devait contenir game.c.o piece.c.o ce groupe y a rajouté</text:p>
      <text:p text:style-name="P13">main.c.o je ne saurai expliquer pourquoi.</text:p>
      <text:p text:style-name="P13">6-Oui il y a des fuites mémoires en exécutant le jeu avec valgrind on a ceci :</text:p>
      <text:p text:style-name="P13">==4569== HEAP SUMMARY:</text:p>
      <text:p text:style-name="P13">==4569== in use at exit: 452 bytes in 18 blocks</text:p>
      <text:p text:style-name="P13">==4569== total heap usage: 28 allocs, 10 frees, 652 bytes allocated</text:p>
      <text:p text:style-name="P13">==4569==</text:p>
      <text:p text:style-name="P13">==4569== LEAK SUMMARY:</text:p>
      <text:p text:style-name="P13">==4569== definitely lost: 80 bytes in 4 blocks</text:p>
      <text:p text:style-name="P13">==4569== indirectly lost: 0 bytes in 0 blocks</text:p>
      <text:p text:style-name="P13">==4569== possibly lost: 0 bytes in 0 blocks</text:p>
      <text:p text:style-name="P13">==4569== still reachable: 372 bytes in 14 blocks</text:p>
      <text:p text:style-name="P13">==4569==</text:p>
      <text:p text:style-name="P13">suppressed: 0 bytes in 0 blocks</text:p>
      <text:p text:style-name="P13"/>
      <text:p text:style-name="P12">Point de vue développeur</text:p>
      <text:p text:style-name="P13"/>
      <text:p text:style-name="P13">7-Le code est partiellement bien indenté tout allait bien jusqu'au main.c où ils ont diminuer la</text:p>
      <text:p text:style-name="P13">rigueur.</text:p>
      <text:p text:style-name="P13">8-Oui la nomenclature des variables et des fonctions est cohérente et surtout édifiante sur le</text:p>
      <text:p text:style-name="P13">contenu des variables et ce que fait les fonctions.</text:p>
      <text:p text:style-name="P13">9-Oui les commentaires m'ont été utiles et ils ne paraphrasent pas trop le code</text:p>
      <text:p text:style-name="P13">10-Oui il y a une constante NB_PIECES</text:p>
      <text:p text:style-name="P13">11- je</text:p>
      <text:p text:style-name="P13">dirai oui car dans le fichier game.c il existe des parties de code qui, à mon humble avis</text:p>
      <text:p text:style-name="P13">pouvaient être factorisées dans les fonctions new_game_rh et copy_game</text:p>
      <text:p text:style-name="P13">12-Les définitions des structures pourront être déplacées dans les fichiers.c et le main.c ne doit plus</text:p>
      <text:p text:style-name="P13">figurer dans la librairie</text:p>
      <text:p text:style-name="P7"/>
      <text:p text:style-name="P7"/>
      <text:p text:style-name="P7"/>
      <text:p text:style-name="P7"/>
      <text:p text:style-name="P7"/>
      <text:p text:style-name="P2"><text:soft-page-break/></text:p>
      <text:p text:style-name="P2">SOLVEUR</text:p>
      <text:p text:style-name="P2"/>
      <text:p text:style-name="P6"><text:span text:style-name="T3">T</text:span>ravail à effectuer :</text:p>
      <text:p text:style-name="P6"/>
      <text:p text:style-name="P15">Fournir un programme qui permet de resoudre une configuration quelconque de jeu (rush-hour ou anne_rouge) et qui puisse informer l’utilisateur sur la resolution du jeu et sur le nombre de deplacements.</text:p>
      <text:p text:style-name="P6"/>
      <text:p text:style-name="P6"><text:span text:style-name="T3">P</text:span>roblèmes rencontrés :</text:p>
      <text:p text:style-name="P6"/>
      <text:p text:style-name="P19">Difficulté a choisir les structure a utiliser(pile, file,arbre binaire de recherche….)</text:p>
      <text:p text:style-name="P19">Comment choisir pour chaque deplacement le mouvement optimal</text:p>
      <text:p text:style-name="P19"/>
      <text:p text:style-name="P6"><text:span text:style-name="T3">S</text:span>olutions :</text:p>
      <text:p text:style-name="P6"/>
      <text:p text:style-name="P19">Finalement moi j’ai fait une maquette en utilisant une table de hachage pour le solveur que voici : </text:p>
      <text:p text:style-name="P6"/>
      <text:p text:style-name="P3">table hash</text:p>
      <text:p text:style-name="P3"><text:tab/><text:span text:style-name="T9">-</text:span>tableau d'entier</text:p>
      <text:p text:style-name="P3"><text:tab/>-un pointeur sur un game</text:p>
      <text:p text:style-name="P3"/>
      <text:p text:style-name="P3"/>
      <text:p text:style-name="P3">table de hachage</text:p>
      <text:p text:style-name="P3"><text:tab/>int indice;</text:p>
      <text:p text:style-name="P3"><text:tab/>game * g;</text:p>
      <text:p text:style-name="P3"><text:tab/>int nbelement;</text:p>
      <text:p text:style-name="P3"/>
      <text:p text:style-name="P3">fonction de hachage :</text:p>
      <text:p text:style-name="P3"><text:tab/>doit prendre un jeu et renvoyer un indice</text:p>
      <text:p text:style-name="P3"/>
      <text:p text:style-name="P3">en cas de collision : <text:span text:style-name="T8">pour la gestion des collisions</text:span></text:p>
      <text:p text:style-name="P3"><text:tab/><text:tab/>-adressage ouvert</text:p>
      <text:p text:style-name="P3"><text:tab/><text:tab/>-chainage</text:p>
      <text:p text:style-name="P3"/>
      <text:p text:style-name="P3"/>
      <text:p text:style-name="P3">opérations <text:span text:style-name="T8">à implémenter pour la table de hachage</text:span></text:p>
      <text:p text:style-name="P3"><text:tab/>-inserer un element</text:p>
      <text:p text:style-name="P3"><text:tab/>-recuperer un element</text:p>
      <text:p text:style-name="P3"><text:tab/>-supprimer un element</text:p>
      <text:p text:style-name="P3"/>
      <text:p text:style-name="P3">le solveur :</text:p>
      <text:p text:style-name="P3"/>
      <text:p text:style-name="P3">on lance une partie de jeu</text:p>
      <text:p text:style-name="P3"/>
      <text:p text:style-name="P3">pour chaque mouvement </text:p>
      <text:p text:style-name="P3"><text:tab/>on verifie si le deplacement est possible</text:p>
      <text:p text:style-name="P3"><text:tab/>s'il n'a pas d<text:span text:style-name="T9">é</text:span>j<text:span text:style-name="T9">à</text:span> été effectué auparavant </text:p>
      <text:p text:style-name="P3"><text:tab/>on effectue le deplacement </text:p>
      <text:p text:style-name="P3"><text:tab/>on copie l'etat du jeu dans la table hachage</text:p>
      <text:p text:style-name="P3"><text:tab/>on verifie la position de la piece gagnante</text:p>
      <text:p text:style-name="P3"><text:tab/>on recommence le cy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5:08:35.777345527</meta:creation-date>
    <dc:date>2016-04-21T16:57:52.590628679</dc:date>
    <meta:editing-duration>PT45M8S</meta:editing-duration>
    <meta:editing-cycles>12</meta:editing-cycles>
    <meta:generator>LibreOffice/5.1.2.1.0$Linux_X86_64 LibreOffice_project/10m0$Build-1</meta:generator>
    <meta:document-statistic meta:table-count="0" meta:image-count="0" meta:object-count="0" meta:page-count="3" meta:paragraph-count="91" meta:word-count="824" meta:character-count="4895" meta:non-whitespace-character-count="4129"/>
  </office:meta>
</office:document-meta>
</file>